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9" table:formula="of:=RANDBETWEEN(8;20)/100" table:style-name="ce4">
            <text:p>0,19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45" table:formula="of:=[.B2]*RANDBETWEEN(2;4)" table:style-name="ce1">
            <text:p>45</text:p>
          </table:table-cell>
          <table:table-cell office:value-type="float" office:value="27" table:formula="of:=[.B2]+ROUNDDOWN(([.C2]-[.B2])*0.4;0)" table:style-name="ce2">
            <text:p>27</text:p>
          </table:table-cell>
          <table:table-cell office:value-type="float" office:value="270" table:style-name="ce2">
            <text:p>270</text:p>
          </table:table-cell>
          <table:table-cell table:number-columns-repeated="16379"/>
        </table:table-row>
        <table:table-row table:style-name="ro1">
          <table:table-cell office:value-type="float" office:value="0.16" table:formula="of:=RANDBETWEEN(8;20)/100" table:style-name="ce4">
            <text:p>0,16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45" table:formula="of:=[.B3]*RANDBETWEEN(2;4)" table:style-name="ce1">
            <text:p>45</text:p>
          </table:table-cell>
          <table:table-cell office:value-type="float" office:value="27" table:formula="of:=[.B3]+ROUNDDOWN(([.C3]-[.B3])*0.4;0)" table:style-name="ce2">
            <text:p>27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formula="of:=RANDBETWEEN(8;20)/100" table:style-name="ce4">
            <text:p>0,16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32" table:formula="of:=[.B4]*RANDBETWEEN(2;4)" table:style-name="ce1">
            <text:p>32</text:p>
          </table:table-cell>
          <table:table-cell office:value-type="float" office:value="22" table:formula="of:=[.B4]+ROUNDDOWN(([.C4]-[.B4])*0.4;0)" table:style-name="ce2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0.12" table:formula="of:=RANDBETWEEN(8;20)/100" table:style-name="ce4">
            <text:p>0,12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24" table:formula="of:=[.B5]*RANDBETWEEN(2;4)" table:style-name="ce1">
            <text:p>24</text:p>
          </table:table-cell>
          <table:table-cell office:value-type="float" office:value="16" table:formula="of:=[.B5]+ROUNDDOWN(([.C5]-[.B5])*0.4;0)" table:style-name="ce2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39" table:formula="of:=[.B6]*RANDBETWEEN(2;4)" table:style-name="ce1">
            <text:p>39</text:p>
          </table:table-cell>
          <table:table-cell office:value-type="float" office:value="23" table:formula="of:=[.B6]+ROUNDDOWN(([.C6]-[.B6])*0.4;0)" table:style-name="ce2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0.38" table:formula="of:=RANDBETWEEN(8;50)/100" table:style-name="ce4">
            <text:p>0,38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36" table:formula="of:=[.B7]*RANDBETWEEN(2;4)" table:style-name="ce1">
            <text:p>36</text:p>
          </table:table-cell>
          <table:table-cell office:value-type="float" office:value="21" table:formula="of:=[.B7]+ROUNDDOWN(([.C7]-[.B7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48" table:formula="of:=RANDBETWEEN(8;50)/100" table:style-name="ce4">
            <text:p>0,48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24" table:formula="of:=[.B8]*RANDBETWEEN(2;4)" table:style-name="ce1">
            <text:p>24</text:p>
          </table:table-cell>
          <table:table-cell office:value-type="float" office:value="16" table:formula="of:=[.B8]+ROUNDDOWN(([.C8]-[.B8])*0.4;0)" table:style-name="ce2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0.45" table:formula="of:=RANDBETWEEN(8;50)/100" table:style-name="ce4">
            <text:p>0,45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9]*RANDBETWEEN(2;4)" table:style-name="ce1">
            <text:p>60</text:p>
          </table:table-cell>
          <table:table-cell office:value-type="float" office:value="33" table:formula="of:=[.B9]+ROUNDDOWN(([.C9]-[.B9])*0.4;0)" table:style-name="ce2">
            <text:p>33</text:p>
          </table:table-cell>
          <table:table-cell table:number-columns-repeated="16380" table:style-name="ce1"/>
        </table:table-row>
        <table:table-row table:style-name="ro1">
          <table:table-cell office:value-type="float" office:value="0.22" table:formula="of:=RANDBETWEEN(8;50)/100" table:style-name="ce4">
            <text:p>0,22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68" table:formula="of:=[.B10]*RANDBETWEEN(2;4)" table:style-name="ce1">
            <text:p>68</text:p>
          </table:table-cell>
          <table:table-cell office:value-type="float" office:value="37" table:formula="of:=[.B10]+ROUNDDOWN(([.C10]-[.B10])*0.4;0)" table:style-name="ce2">
            <text:p>37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50)/100" table:style-name="ce4">
            <text:p>0,08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33" table:formula="of:=[.B11]*RANDBETWEEN(2;4)" table:style-name="ce1">
            <text:p>33</text:p>
          </table:table-cell>
          <table:table-cell office:value-type="float" office:value="19" table:formula="of:=[.B11]+ROUNDDOWN(([.C11]-[.B11])*0.4;0)" table:style-name="ce2">
            <text:p>19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4:19Z</dc:date>
  </office:meta>
</office:document-meta>
</file>